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Mono" svg:font-family="FreeMono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Mono" svg:font-family="'Ubuntu Mono'" style:font-adornments="Bold" style:font-pitch="fixed"/>
    <style:font-face style:name="Ubuntu Mono1" svg:font-family="'Ubuntu Mono'" style:font-adornments="Regular" style:font-pitch="fixed"/>
  </office:font-face-decls>
  <office:automatic-styles>
    <style:style style:name="P1" style:family="paragraph" style:parent-style-name="Text_20_body">
      <style:text-properties officeooo:rsid="001382eb" officeooo:paragraph-rsid="001382eb"/>
    </style:style>
    <style:style style:name="P2" style:family="paragraph" style:parent-style-name="Text_20_body">
      <style:text-properties officeooo:rsid="00153892" officeooo:paragraph-rsid="00153892"/>
    </style:style>
    <style:style style:name="P3" style:family="paragraph" style:parent-style-name="Text_20_body">
      <style:text-properties officeooo:paragraph-rsid="00126b05"/>
    </style:style>
    <style:style style:name="P4" style:family="paragraph" style:parent-style-name="Text_20_body">
      <style:text-properties officeooo:paragraph-rsid="001382eb"/>
    </style:style>
    <style:style style:name="P5" style:family="paragraph" style:parent-style-name="Text_20_body">
      <style:text-properties officeooo:rsid="00192471" officeooo:paragraph-rsid="00192471"/>
    </style:style>
    <style:style style:name="P6" style:family="paragraph" style:parent-style-name="Text_20_body">
      <style:text-properties officeooo:rsid="001994dc" officeooo:paragraph-rsid="001994dc"/>
    </style:style>
    <style:style style:name="P7" style:family="paragraph" style:parent-style-name="Heading_20_1">
      <style:text-properties officeooo:rsid="00126b05" officeooo:paragraph-rsid="00126b05"/>
    </style:style>
    <style:style style:name="P8" style:family="paragraph" style:parent-style-name="Heading_20_2">
      <style:text-properties officeooo:rsid="001382eb" officeooo:paragraph-rsid="001382eb"/>
    </style:style>
    <style:style style:name="P9" style:family="paragraph" style:parent-style-name="Heading_20_2">
      <style:text-properties officeooo:rsid="00153892" officeooo:paragraph-rsid="00153892"/>
    </style:style>
    <style:style style:name="P10" style:family="paragraph" style:parent-style-name="Heading_20_3">
      <style:text-properties officeooo:rsid="001382eb" officeooo:paragraph-rsid="001382eb"/>
    </style:style>
    <style:style style:name="P11" style:family="paragraph" style:parent-style-name="Text_20_body" style:list-style-name="L1">
      <style:text-properties officeooo:paragraph-rsid="00126b05"/>
    </style:style>
    <style:style style:name="P12" style:family="paragraph" style:parent-style-name="Text_20_body">
      <style:text-properties officeooo:rsid="001994dc" officeooo:paragraph-rsid="001cd16b"/>
    </style:style>
    <style:style style:name="P13" style:family="paragraph" style:parent-style-name="Text_20_body">
      <style:text-properties officeooo:rsid="001994dc" officeooo:paragraph-rsid="001994dc"/>
    </style:style>
    <style:style style:name="T1" style:family="text">
      <style:text-properties officeooo:rsid="00126b05"/>
    </style:style>
    <style:style style:name="T2" style:family="text">
      <style:text-properties officeooo:rsid="00153892"/>
    </style:style>
    <style:style style:name="T3" style:family="text">
      <style:text-properties officeooo:rsid="001733d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92471" style:font-weight-asian="bold" style:font-weight-complex="bold"/>
    </style:style>
    <style:style style:name="T6" style:family="text">
      <style:text-properties officeooo:rsid="001994dc"/>
    </style:style>
    <style:style style:name="T7" style:family="text">
      <style:text-properties officeooo:rsid="001a7f99"/>
    </style:style>
    <style:style style:name="T8" style:family="text">
      <style:text-properties officeooo:rsid="001cd16b"/>
    </style:style>
    <style:style style:name="T9" style:family="text">
      <style:text-properties officeooo:rsid="001e8f19"/>
    </style:style>
    <style:style style:name="T10" style:family="text">
      <style:text-properties officeooo:rsid="001ebfd0"/>
    </style:style>
    <style:style style:name="T11" style:family="text">
      <style:text-properties officeooo:rsid="001ed7a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2">7.4 File and data control information</text:h>
      <text:h text:style-name="P10" text:outline-level="3">7.4.1 File control information retieval</text:h>
      <text:p text:style-name="P1">File Control Information – это строка с метаданными файлов типа EF и DF в формате BER-TLV, которую можно заполучить в ответ на команду SELECT. Настоящий стандарт резервирует значения первого байта этой строки в диапазоне 00h-BCh. <text:span text:style-name="T2">Пока что используются лишь три значения:</text:span></text:p>
      <text:p text:style-name="P2"><text:span text:style-name="T4">62h – File Control Paramenters </text:span><text:span text:style-name="T5">(FCP)</text:span>. Набор CP (Control Parameters) <text:span text:style-name="T3">отдельно взятого </text:span>логическ<text:span text:style-name="T3">ого</text:span> файл<text:span text:style-name="T3">а</text:span>, структурных аттрибутов, и аттрибутов безопасности (см. Таблицу №10). Теги 85h и A5h ссылаются на информацию проприетарного <text:span text:style-name="T3">типа</text:span>. Самый часто встречающийся тег.</text:p>
      <text:p text:style-name="P5"><text:span text:style-name="T4">64h – File Management Data (MFD)</text:span>. Объекты данных, идентифицирующие приложение. Ни разу не встречался.</text:p>
      <text:p text:style-name="P5"><text:span text:style-name="T4">6Fh – File Control Parameters and File Management Data (FCI)</text:span>. Набор CP и данных управления файлом. Ни разу не встречался.</text:p>
      <text:p text:style-name="P4"/>
      <text:h text:style-name="P9" text:outline-level="2">9.2 Cryptographic mechanism identifier template</text:h>
      <text:p text:style-name="P2">Под тегом ACh строки FC<text:span text:style-name="T6">P</text:span> файла типа DF может быть указан идентификатор криптографисеского механизма. <text:span text:style-name="T6">Данный шаблон должен состоять из двух и более DO (Data object).</text:span></text:p>
      <text:p text:style-name="P6">80h – ссылка на криптографисеский примитив (см. Таблицу №55).</text:p>
      <text:p text:style-name="P6">06h – идентификатор объекта в соответствии с ISO 8825-1.</text:p>
      <text:p text:style-name="P6">06h или 13h – Если присутствуют, то либо идентифицируют примитив, используемый предыдущим примитивом (например, режим работы, хеш-функция и т.д.) или обозначают параметры. При этом DO 13h хранит относительную ссылку на OID (Object ID), начиная с ближайшего предшествующего DO 06h.</text:p>
      <text:p text:style-name="P6"/>
      <text:p text:style-name="P6">В нижеследующих примерах тег <text:span text:style-name="T9">ACh – это DO из FCI (62h) директории.</text:span></text:p>
      <text:p text:style-name="P12">Он определен в таблице №<text:span text:style-name="T10">10, п. 7.4.3</text:span></text:p>
      <text:p text:style-name="P12">Данный шаблон ассоциирует локальную ссылку <text:span text:style-name="T8">01h с первым алгоритмом шифрования в ISO 18033-2:</text:span></text:p>
      <text:p text:style-name="P12">{</text:p>
      <text:p text:style-name="P6"><text:s text:c="4"/><text:span text:style-name="T7">AC 0B</text:span></text:p>
      <text:p text:style-name="P6"><text:s text:c="7"/><text:span text:style-name="T7">80 01 01</text:span></text:p>
      <text:p text:style-name="P6"><text:s text:c="7"/><text:span text:style-name="T7">06 06 28818C710201</text:span></text:p>
      <text:p text:style-name="P6">}</text:p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12">Первый идентиф<text:span text:style-name="T8">икатор объекта ссылается на второй механизм аутентификации в ISO 9798, а второй - на третий алгоритм хеш-функции в ISO 18033-3. Таким образом, </text:span><text:span text:style-name="T11">шаблон ассоциирует локальную ссылку 02h с GQ2 с хешированием на SHA1.</text:span></text:p>
      <text:p text:style-name="P12">{</text:p>
      <text:p text:style-name="P12"><text:s text:c="4"/><text:span text:style-name="T7">AC </text:span><text:span text:style-name="T8">11</text:span></text:p>
      <text:p text:style-name="P12"><text:s text:c="7"/><text:span text:style-name="T7">80 01 0</text:span><text:span text:style-name="T8">2</text:span></text:p>
      <text:p text:style-name="P12"><text:s text:c="7"/><text:span text:style-name="T7">06 0</text:span><text:span text:style-name="T8">5</text:span><text:span text:style-name="T7"> 28</text:span><text:span text:style-name="T8">CC460502</text:span></text:p>
      <text:p text:style-name="P12"><text:s text:c="7"/><text:span text:style-name="T7">06 0</text:span><text:span text:style-name="T8">5</text:span><text:span text:style-name="T7"> 28</text:span><text:span text:style-name="T8">CF060303</text:span></text:p>
      <text:p text:style-name="P12">}</text:p>
      <text:p text:style-name="P4"/>
      <text:h text:style-name="P7" text:outline-level="1">10 secure messaging</text:h>
      <text:p text:style-name="P3">ЗОС обеспечивает конфиденциальность и аутентичность данных. Используемые механизм безопасности состоит из:</text:p>
      <text:list text:style-name="L1">
        <text:list-item>
          <text:p text:style-name="P11">криптографический примитив</text:p>
        </text:list-item>
        <text:list-item>
          <text:p text:style-name="P11">режим работы криптопримитива</text:p>
        </text:list-item>
        <text:list-item>
          <text:p text:style-name="P11">ключ</text:p>
        </text:list-item>
        <text:list-item>
          <text:p text:style-name="P11">аргумент <text:span text:style-name="T1">(входные данные)</text:span></text:p>
        </text:list-item>
        <text:list-item>
          <text:p text:style-name="P11">начальные данные <text:span text:style-name="T1">(зачастую)</text:span></text:p>
        </text:list-item>
      </text:list>
      <text:p text:style-name="P1">Механизм безопасности может быть явно указан идентификатором (см. п.9.2) в CP любого DF (см. п.7.4).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Mono" svg:font-family="FreeMono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Mono" svg:font-family="'Ubuntu Mono'" style:font-adornments="Bold" style:font-pitch="fixed"/>
    <style:font-face style:name="Ubuntu Mono1" svg:font-family="'Ubuntu Mono'" style:font-adornments="Regular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Ubuntu Mono1" fo:font-family="'Ubuntu Mono'" style:font-style-name="Regular" style:font-pitch="fixed" fo:font-size="14pt" style:font-name-complex="Ubuntu Mono1" style:font-family-complex="'Ubuntu Mono'" style:font-style-name-complex="Regular" style:font-pitch-complex="fixed" style:font-size-complex="14pt" style:language-complex="ar" style:country-complex="A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in" fo:margin-bottom="0in" style:contextual-spacing="false" fo:line-height="100%">
        <style:tab-stops/>
      </style:paragraph-properties>
      <style:text-properties style:font-name="FreeMono" fo:font-family="FreeMono" style:font-style-name="Regular" style:font-family-generic="modern" style:font-pitch="fixed" fo:font-size="12pt" style:font-name-complex="FreeMono" style:font-family-complex="FreeMono" style:font-style-name-complex="Regular" style:font-family-generic-complex="modern" style:font-pitch-complex="fixed" style:font-size-complex="12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style:font-name="Ubuntu Mono" fo:font-family="'Ubuntu Mono'" style:font-style-name="Bold" style:font-pitch="fixed" fo:font-size="18pt" fo:font-weight="bold" style:font-size-asian="18pt" style:font-weight-asian="bold" style:font-name-complex="Ubuntu Mono" style:font-family-complex="'Ubuntu Mono'" style:font-style-name-complex="Bold" style:font-pitch-complex="fixe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 fo:text-align="center" style:justify-single-word="false"/>
      <style:text-properties style:font-name="Ubuntu Mono" fo:font-family="'Ubuntu Mono'" style:font-style-name="Bold" style:font-pitch="fixed" fo:font-size="16pt" fo:font-weight="bold" style:font-size-asian="16pt" style:font-weight-asian="bold" style:font-name-complex="Ubuntu Mono" style:font-family-complex="'Ubuntu Mono'" style:font-style-name-complex="Bold" style:font-pitch-complex="fixe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 fo:text-align="center" style:justify-single-word="false"/>
      <style:text-properties style:font-name="Ubuntu Mono" fo:font-family="'Ubuntu Mono'" style:font-style-name="Bold" style:font-pitch="fixed" fo:font-size="14pt" fo:font-weight="bold" style:font-size-asian="14pt" style:font-weight-asian="bold" style:font-name-complex="Ubuntu Mono" style:font-family-complex="'Ubuntu Mono'" style:font-style-name-complex="Bold" style:font-pitch-complex="fixe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5T21:52:42.934632769</meta:creation-date>
    <dc:date>2025-08-25T23:09:54.366420485</dc:date>
    <meta:editing-duration>PT33M24S</meta:editing-duration>
    <meta:editing-cycles>9</meta:editing-cycles>
    <meta:generator>LibreOffice/24.2.7.2$Linux_X86_64 LibreOffice_project/420$Build-2</meta:generator>
    <meta:document-statistic meta:table-count="0" meta:image-count="0" meta:object-count="0" meta:page-count="2" meta:paragraph-count="34" meta:word-count="335" meta:character-count="2322" meta:non-whitespace-character-count="1975"/>
  </office:meta>
</office:document-meta>
</file>